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AdvP41153C" svg:font-family="AdvP41153C" style:font-family-generic="roman"/>
    <style:font-face style:name="Ubuntu" svg:font-family="Ubuntu"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205cm" table:align="margins"/>
    </style:style>
    <style:style style:name="Таблица1.A" style:family="table-column">
      <style:table-column-properties style:column-width="2.718cm" style:rel-column-width="10353*"/>
    </style:style>
    <style:style style:name="Таблица1.B" style:family="table-column">
      <style:table-column-properties style:column-width="2.03cm" style:rel-column-width="7736*"/>
    </style:style>
    <style:style style:name="Таблица1.C" style:family="table-column">
      <style:table-column-properties style:column-width="1.702cm" style:rel-column-width="6485*"/>
    </style:style>
    <style:style style:name="Таблица1.D" style:family="table-column">
      <style:table-column-properties style:column-width="2.15cm" style:rel-column-width="8191*"/>
    </style:style>
    <style:style style:name="Таблица1.H" style:family="table-column">
      <style:table-column-properties style:column-width="2.152cm" style:rel-column-width="8197*"/>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data-style-name="N0">
      <style:table-cell-properties style:vertical-align="middle" fo:padding="0.097cm" fo:border-left="0.002cm solid #000000" fo:border-right="none" fo:border-top="0.002cm solid #000000" fo:border-bottom="0.002cm solid #000000"/>
    </style:style>
    <style:style style:name="Таблица1.H1" style:family="table-cell" style:data-style-name="N0">
      <style:table-cell-properties style:vertical-align="middle"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style:vertical-align="middle" fo:padding="0.097cm" fo:border-left="0.002cm solid #000000" fo:border-right="none" fo:border-top="none" fo:border-bottom="0.002cm solid #000000"/>
    </style:style>
    <style:style style:name="Таблица1.H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margin-left="0cm" fo:margin-right="0cm" fo:line-height="150%" fo:text-align="center" style:justify-single-word="false" fo:text-indent="0cm" style:auto-text-indent="false"/>
      <style:text-properties style:font-name="Times New Roman" fo:language="ru" fo:country="RU"/>
    </style:style>
    <style:style style:name="P2" style:family="paragraph" style:parent-style-name="Standard">
      <style:paragraph-properties fo:margin-left="0cm" fo:margin-right="0cm" fo:line-height="150%" fo:text-align="start" style:justify-single-word="false" fo:text-indent="0.979cm" style:auto-text-indent="false"/>
      <style:text-properties style:font-name="Times New Roman" fo:language="en" fo:country="US"/>
    </style:style>
    <style:style style:name="P3" style:family="paragraph" style:parent-style-name="Standard">
      <style:paragraph-properties fo:margin-left="0cm" fo:margin-right="0cm" fo:line-height="150%" fo:text-align="start" style:justify-single-word="false" fo:text-indent="0.979cm" style:auto-text-indent="false"/>
      <style:text-properties style:font-name="Times New Roman" fo:language="en" fo:country="US" fo:font-style="normal" fo:font-weight="bold" style:font-style-asian="normal" style:font-weight-asian="bold" style:font-style-complex="normal" style:font-weight-complex="bold"/>
    </style:style>
    <style:style style:name="P4" style:family="paragraph" style:parent-style-name="Standard">
      <style:paragraph-properties fo:margin-left="0cm" fo:margin-right="0cm" fo:line-height="150%" fo:text-align="start" style:justify-single-word="false" fo:text-indent="0.979cm" style:auto-text-indent="false"/>
      <style:text-properties style:font-name="Times New Roman" fo:language="en" fo:country="US" fo:font-style="italic" fo:font-weight="bold" style:font-style-asian="italic" style:font-weight-asian="bold" style:font-style-complex="italic" style:font-weight-complex="bold"/>
    </style:style>
    <style:style style:name="P5" style:family="paragraph" style:parent-style-name="Standard">
      <style:paragraph-properties fo:margin-left="0cm" fo:margin-right="0cm" fo:line-height="150%" fo:text-align="center" style:justify-single-word="false" fo:text-indent="0.979cm" style:auto-text-indent="false"/>
      <style:text-properties style:font-name="Times New Roman" fo:font-size="13pt" fo:language="ru" fo:country="RU" fo:font-weight="normal" style:font-weight-asian="normal" style:font-weight-complex="normal"/>
    </style:style>
    <style:style style:name="P6" style:family="paragraph" style:parent-style-name="Standard">
      <style:paragraph-properties fo:margin-left="0cm" fo:margin-right="0cm" fo:line-height="150%" fo:text-align="start" style:justify-single-word="false" fo:text-indent="0.979cm" style:auto-text-indent="false"/>
      <style:text-properties style:font-name="Times New Roman" fo:language="ru" fo:country="RU"/>
    </style:style>
    <style:style style:name="P7" style:family="paragraph" style:parent-style-name="Standard">
      <style:paragraph-properties fo:margin-left="0cm" fo:margin-right="0cm" fo:line-height="150%" fo:text-align="end" style:justify-single-word="false" fo:text-indent="0.979cm" style:auto-text-indent="false"/>
      <style:text-properties style:font-name="Times New Roman" fo:language="ru" fo:country="RU"/>
    </style:style>
    <style:style style:name="P8" style:family="paragraph" style:parent-style-name="Standard">
      <style:paragraph-properties fo:margin-left="0cm" fo:margin-right="0cm" fo:line-height="150%" fo:text-align="start" style:justify-single-word="false" fo:text-indent="0.979cm" style:auto-text-indent="false"/>
      <style:text-properties style:font-name="Times New Roman" fo:language="ru" fo:country="RU" fo:font-style="normal" fo:font-weight="bold" style:font-style-asian="normal" style:font-weight-asian="bold" style:font-style-complex="normal" style:font-weight-complex="bold"/>
    </style:style>
    <style:style style:name="P9" style:family="paragraph" style:parent-style-name="Standard">
      <style:paragraph-properties fo:margin-left="0cm" fo:margin-right="0cm" fo:line-height="150%" fo:text-align="center" style:justify-single-word="false" fo:text-indent="0.529cm" style:auto-text-indent="false" style:writing-mode="lr-tb"/>
      <style:text-properties fo:color="#000000" style:font-name="Times New Roman" fo:font-size="13pt" fo:language="en" fo:country="US" fo:font-weight="normal" style:font-name-asian="Ubuntu" style:font-size-asian="12pt" style:font-weight-asian="normal" style:font-name-complex="Times New Roman" style:font-size-complex="12pt" style:font-weight-complex="normal"/>
    </style:style>
    <style:style style:name="P10" style:family="paragraph" style:parent-style-name="Standard">
      <style:paragraph-properties fo:margin-left="0cm" fo:margin-right="0cm" fo:line-height="150%" fo:text-align="start" style:justify-single-word="false" fo:text-indent="0.529cm" style:auto-text-indent="false" style:text-autospace="none"/>
      <style:text-properties style:font-name="Times New Roman" fo:font-size="12pt" style:font-name-asian="AdvP41153C" style:font-size-asian="12pt" style:font-name-complex="AdvP41153C" style:font-size-complex="12pt"/>
    </style:style>
    <style:style style:name="P11" style:family="paragraph" style:parent-style-name="Table_20_Contents">
      <style:paragraph-properties fo:line-height="150%" fo:text-align="start" style:justify-single-word="false"/>
      <style:text-properties style:font-name="Times New Roman1"/>
    </style:style>
    <style:style style:name="P12" style:family="paragraph" style:parent-style-name="Table_20_Contents">
      <style:paragraph-properties fo:line-height="150%" fo:text-align="center" style:justify-single-word="false"/>
    </style:style>
    <style:style style:name="P13" style:family="paragraph" style:parent-style-name="Standard">
      <style:paragraph-properties fo:line-height="150%" fo:text-align="start" style:justify-single-word="false" style:text-autospace="none"/>
      <style:text-properties style:font-name="Times New Roman" fo:language="en" fo:country="US"/>
    </style:style>
    <style:style style:name="P14" style:family="paragraph" style:parent-style-name="Standard">
      <style:paragraph-properties fo:line-height="150%" fo:text-align="start" style:justify-single-word="false" style:text-autospace="none"/>
      <style:text-properties style:font-name="Times New Roman" fo:language="ru" fo:country="RU"/>
    </style:style>
    <style:style style:name="P15" style:family="paragraph" style:parent-style-name="Standard" style:list-style-name="L1">
      <style:paragraph-properties fo:line-height="150%" fo:text-align="start" style:justify-single-word="false" style:text-autospace="none"/>
    </style:style>
    <style:style style:name="P16" style:family="paragraph" style:parent-style-name="Standard">
      <style:paragraph-properties fo:line-height="150%" fo:text-align="start" style:justify-single-word="false" style:text-autospace="none"/>
      <style:text-properties style:font-name="Times New Roman" fo:language="en" fo:country="US"/>
    </style:style>
    <style:style style:name="T1" style:family="text">
      <style:text-properties fo:language="ru" fo:country="RU"/>
    </style:style>
    <style:style style:name="T2" style:family="text">
      <style:text-properties fo:language="ru" fo:country="RU" fo:font-style="normal" style:font-style-asian="normal" style:font-style-complex="normal"/>
    </style:style>
    <style:style style:name="T3" style:family="text">
      <style:text-properties fo:language="en" fo:country="US"/>
    </style:style>
    <style:style style:name="T4" style:family="text">
      <style:text-properties fo:font-style="normal" style:font-style-asian="normal" style:font-style-complex="normal"/>
    </style:style>
    <style:style style:name="T5" style:family="text">
      <style:text-properties style:font-name="Times New Roman" fo:font-size="12pt" style:font-name-asian="AdvP41153C" style:font-size-asian="12pt" style:font-name-complex="AdvP41153C" style:font-size-complex="12pt"/>
    </style:style>
    <style:style style:name="T6" style:family="text">
      <style:text-properties style:font-name="Times New Roman" fo:font-size="12pt" fo:language="ru" fo:country="RU" style:font-name-asian="AdvP41153C" style:font-size-asian="12pt" style:font-name-complex="AdvP41153C" style:font-size-complex="12pt"/>
    </style:style>
    <style:style style:name="T7" style:family="text">
      <style:text-properties style:font-name="Times New Roman" fo:font-size="12pt" fo:language="en" fo:country="US" style:font-name-asian="AdvP41153C" style:font-size-asian="12pt" style:font-name-complex="AdvP41153C" style:font-size-complex="12pt"/>
    </style:style>
    <style:style style:name="T8" style:family="text">
      <style:text-properties style:font-name="Times New Roman" fo:language="en" fo:country="US"/>
    </style:style>
    <style:style style:name="T9" style:family="text">
      <style:text-properties style:font-name="Times New Roman" fo:language="ru" fo:country="RU"/>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3. Методы оценивания качества декодированной речи</text:p>
      <text:p text:style-name="P6">Оценки качества декодированной речи очень важны при разработке и выборе кодека. Эти оценки можно разделить на два типа: субъективные и объективные.</text:p>
      <text:p text:style-name="P6">Объективные легко вычисляются по восстановленной закодированной речи, но не имеют прямого отношения к воспринимаемому качеству этой речи. С помощью субъективных слуховых тестов измеряется воспринимаемое качество, которое особенно важно для пользователей, но такие оценки достаточно дорогие из-за вовлечения большого числа слушателей и требуют много времени на проведение. На данный момент усилия исследователей направленны на развитие объективных показателей, которые коррелируют с субъективными оценками. Идея заключается в поисках автоматических алгоритмов обработки, которые могли бы предсказать <text:span text:style-name="T3">MOS-</text:span>оценки.<text:span text:style-name="T3">[</text:span>5<text:span text:style-name="T3">] </text:span>Такие методы сочетали бы в себе простоту использования стандартных объективных алгоритмов и адекватность субъективных.</text:p>
      <text:p text:style-name="P6">В нашем случае из-за специфики <text:span text:style-name="T3">CELP </text:span>кодека, он строиться на основе <text:span text:style-name="T3">LPC-</text:span>вокодера, объективные оценки не всегда будут соответствовать субъективным, поэтому их использовать мы не будем.<text:span text:style-name="T3">[4, 5, 6]</text:span></text:p>
      <text:p text:style-name="P6">Нам не потребуется проводить оценку в значительном объеме , а значит затраты будут невелики, поэтому будем использовать только субъективные. Ниже приведены некоторые из них (рекомендация <text:span text:style-name="T3">ITU-T P.800</text:span>):</text:p>
      <text:p text:style-name="P2"/>
      <text:p text:style-name="P3">Абсолютная категория о<text:span text:style-name="T1">ценивания (</text:span>ACR<text:span text:style-name="T1">)</text:span></text:p>
      <text:p text:style-name="P2"><text:span text:style-name="T1">В этом тесте слушателям нужно сделать одну оценку для всех речевых образцов. Существует пять градаций</text:span>: <text:span text:style-name="T1">превосходно</text:span> (5), <text:span text:style-name="T1">хорошо</text:span> (4), <text:span text:style-name="T1">посредственно</text:span> (3), <text:span text:style-name="T1">плохое</text:span> (2), <text:span text:style-name="T1">и удовлетворительное</text:span> (1). <text:span text:style-name="T1">Среднее значение по всем голосам известно как средняя экспертная оценка</text:span>, or MOS.[<text:span text:style-name="T1">5</text:span>]</text:p>
      <text:p text:style-name="P2">ACR способ, <text:span text:style-name="T1">как </text:span>правило, приводит к низкой чувствительности в различении <text:span text:style-name="T1">схем </text:span><text:s/>хорош<text:span text:style-name="T1">его</text:span> качества.[<text:span text:style-name="T1">1</text:span>]</text:p>
      <text:p text:style-name="P2"/>
      <text:p text:style-name="P4"><text:span text:style-name="T2">Оценка категории ухудшения (</text:span><text:span text:style-name="T4">DCR</text:span><text:span text:style-name="T2">)</text:span></text:p>
      <text:p text:style-name="P6">Альтернативой <text:span text:style-name="T3">ACR</text:span> является оценка категории ухудшения (DCR) и дает<text:span text:style-name="T3"> более высокую чувствительность </text:span>относительно <text:span text:style-name="T3">ACR.</text:span> Метод DCR сравнивает тестируемой системы с фиксированной системой высокого качества (от "Неразборчиво" до "Очень раздражает ") оценивается по пятибалльной шкале. Этот метод подходит для оценки, если отклонения малы. Поэтому может оказаться особенно полезным для оценки аналогичных алгоритмов цифровой обработки речи. Таким образом, метод DCR может служить средством оценки при оптимизации системы.<text:span text:style-name="T3"> Эта процедура адаптирован</text:span>а<text:span text:style-name="T3"> из </text:span>р<text:span text:style-name="T3">екомендации CCIR для оценки </text:span><text:soft-page-break/><text:span text:style-name="T3">передовых схем </text:span>высокого<text:span text:style-name="T3"> качества.[1]</text:span></text:p>
      <text:p text:style-name="P6">Такая оценка носит название <text:span text:style-name="T3">DMOS.</text:span></text:p>
      <text:p text:style-name="P2"/>
      <text:p text:style-name="P8">Оценка категории сравнения (СС<text:span text:style-name="T3">R</text:span>)</text:p>
      <text:p text:style-name="P6">Как и в DCR, метод CCR сравнивает тестируемую систему с фиксированной (с системой известного качества) системой высокого качества (в случае CCR по шкале от «намного лучше» до «намного хуже»). Эта процедура может особенно хорошо подходить для систем, которые улучшают качество входного слова (например, системы шумоподавления).Носит название <text:span text:style-name="T3">CMOS.[1]</text:span> </text:p>
      <text:p text:style-name="P6">Из-за порядка, по которому фрагменты речи были переставлены в тесте <text:span text:style-name="T3">DCR, окончательная</text:span> оценка может быть смещена.<text:span text:style-name="T3">[4]. </text:span></text:p>
      <text:p text:style-name="P2"><text:span text:style-name="T1">Проведение оценивания происходит следующим образом. Слушателям предоставляют пары речевых примеров. В </text:span>DCR <text:span text:style-name="T1">процедуре исходный пример предоставляется первым, следом за ним тот же пример речи, но обработанный по некоторой технологии. В </text:span>DCR <text:span text:style-name="T1">методе слушатели всегда оценивают количество на которое <text:s/>обработанный пример упал в качестве относительно исходного. В </text:span>CCR <text:span text:style-name="T1">процедуре, порядок следования обработанного и необработанного примера выбирается случайным для всех опытов. В половине опытов необработанный пример следует за обработанным. В оставшихся испытаниях порядок меняется на обратный. Слушатели используют следующую шкалу для суждения о качестве последнего примера относительно первого:</text:span></text:p>
      <text:p text:style-name="P6">Качество второго относительно первого стало :</text:p>
      <text:p text:style-name="P7">Таблица 1.1</text:p>
      <table:table table:name="Таблица1" table:style-name="Таблица1">
        <table:table-column table:style-name="Таблица1.A"/>
        <table:table-column table:style-name="Таблица1.B"/>
        <table:table-column table:style-name="Таблица1.C"/>
        <table:table-column table:style-name="Таблица1.D" table:number-columns-repeated="4"/>
        <table:table-column table:style-name="Таблица1.H"/>
        <table:table-row>
          <table:table-cell table:style-name="Таблица1.A1" office:value-type="string">
            <text:p text:style-name="P11">Величина</text:p>
          </table:table-cell>
          <table:table-cell table:style-name="Таблица1.B1" office:value-type="float" office:value="3">
            <text:p text:style-name="P12">3</text:p>
          </table:table-cell>
          <table:table-cell table:style-name="Таблица1.B1" office:value-type="float" office:value="2">
            <text:p text:style-name="P12">2</text:p>
          </table:table-cell>
          <table:table-cell table:style-name="Таблица1.B1" office:value-type="float" office:value="1">
            <text:p text:style-name="P12">1</text:p>
          </table:table-cell>
          <table:table-cell table:style-name="Таблица1.B1" office:value-type="float" office:value="0">
            <text:p text:style-name="P12">0</text:p>
          </table:table-cell>
          <table:table-cell table:style-name="Таблица1.B1" office:value-type="float" office:value="-1">
            <text:p text:style-name="P12">-1</text:p>
          </table:table-cell>
          <table:table-cell table:style-name="Таблица1.B1" office:value-type="float" office:value="-2">
            <text:p text:style-name="P12">-2</text:p>
          </table:table-cell>
          <table:table-cell table:style-name="Таблица1.H1" office:value-type="float" office:value="-3">
            <text:p text:style-name="P12">-3</text:p>
          </table:table-cell>
        </table:table-row>
        <table:table-row>
          <table:table-cell table:style-name="Таблица1.A2" office:value-type="string">
            <text:p text:style-name="P11">Словесное выражение</text:p>
          </table:table-cell>
          <table:table-cell table:style-name="Таблица1.B2" office:value-type="string">
            <text:p text:style-name="P1">Намного лучше</text:p>
          </table:table-cell>
          <table:table-cell table:style-name="Таблица1.B2" office:value-type="string">
            <text:p text:style-name="P1">Лучше</text:p>
          </table:table-cell>
          <table:table-cell table:style-name="Таблица1.B2" office:value-type="string">
            <text:p text:style-name="P1">Немного лучше</text:p>
          </table:table-cell>
          <table:table-cell table:style-name="Таблица1.B2" office:value-type="string">
            <text:p text:style-name="P1">То же самое</text:p>
          </table:table-cell>
          <table:table-cell table:style-name="Таблица1.B2" office:value-type="string">
            <text:p text:style-name="P1">Немного хуже</text:p>
          </table:table-cell>
          <table:table-cell table:style-name="Таблица1.B2" office:value-type="string">
            <text:p text:style-name="P1">Хуже</text:p>
          </table:table-cell>
          <table:table-cell table:style-name="Таблица1.H2" office:value-type="string">
            <text:p text:style-name="P1">Намного хуже</text:p>
          </table:table-cell>
        </table:table-row>
      </table:table>
      <text:p text:style-name="P6"/>
      <text:p text:style-name="P6">В сущности слушателям предоставляют два суждения с одним ответом : <text:s/>"Какой пример было лучше?" и "Насколько?". DCR и CCR методы <text:s/>особенно полезны для оценивания <text:s/>исполнения телекоммуникационных систем, в которых входной сигнал был искажен фоновым шумом. Тем не менее преимущество <text:span text:style-name="T3">CCR </text:span>метода над <text:span text:style-name="T3">DCR </text:span>процедурой это возможность оценить обработанную речь с точки зрения как ухудшения качества, так и с точки зрения улучшения. </text:p>
      <text:p text:style-name="P6">Так же во все серии опытов должна быть добавлена «нулевая пара». В этом тесте опорный пример представляется дважды.</text:p>
      <text:p text:style-name="P6">Так как половина испытаний представлена в порядке «необработаный-обработаный», а <text:soft-page-break/>другая половина наоборот, то в первом случаем оценки не меняются, а во втором знак оценки должен быть инвертирован( т.е. −1 → 1, −2 → 2, ..., 2 → −2, 1 → −1). Полученное множество может быть использовано для расчета CMOS, стандартного отклонения и т. п., а оценка представляется для пар пара вида «обработанный, необработанный».</text:p>
      <text:p text:style-name="P6">Следует отметить, что шкала не является линейной, поэтому нужно быть внимательными при проведении статистических оценок.<text:span text:style-name="T3">[1]</text:span></text:p>
      <text:p text:style-name="P6">Рассматриваемый кодек является кодеком достаточно высокого качества.<text:span text:style-name="T3">[</text:span>4<text:span text:style-name="T3">]</text:span> Мы исследуем модификации этого алгоритма. Абсолютная оценка <text:span text:style-name="T3">MOS </text:span>может не дать достаточного разрешения, поэтому лучше использовать более чувствительные оценки, в данном случае дифференциального типа — это <text:span text:style-name="T3">DMOS </text:span>и <text:span text:style-name="T3">CMOS</text:span>. Оценка качества <text:span text:style-name="T3">DMOS, </text:span>как упоминалось выше, может быть смещенной, для избежания этого выбираем оценивание по методу <text:span text:style-name="T3">CCR, </text:span>т.е. <text:span text:style-name="T3">CMOS </text:span>оценку<text:span text:style-name="T3">. </text:span></text:p>
      <text:p text:style-name="P6">Эталонной речью будет речь восстановленная базовой моделью кодека, а не обработанная, такой выбор сделан для того, чтобы оценить насколько сильно влияют вариации параметров базового кодека на субъективное качество речи. Мы меняя параметры это кодека, а так же подавая различные входные сигналы, будем получать либо улучшение качества синтезированной речи, либо его ухудшение, из этого так же следует, что нам больше подходит <text:span text:style-name="T3">CMOS </text:span>оценка.</text:p>
      <text:p text:style-name="P9"/>
      <text:p text:style-name="P9">1.<text:span text:style-name="T1">4.</text:span> <text:span text:style-name="T1">Организации стандартизации</text:span></text:p>
      <text:p text:style-name="P10">Орагнизации по стандартизации призваны следить за разработкой стандартов для конкретного приложения. Ниже дано краткое описание некоторых хорошо известных <text:s/>представителей подобных организаций.</text:p>
      <text:list xml:id="list42593752" text:style-name="L1">
        <text:list-item>
          <text:p text:style-name="P15">Международный Телекоммуникационное Объединение (International Telecommunications Union, ITU<text:span text:style-name="T5">). <text:s/>Ответственным за создание стандартов речевого кодирования для телефонных сетей является С</text:span><text:span text:style-name="T6">ектор стандартизации в области телекоммуникация </text:span><text:span text:style-name="T5">ITU (ITU-T). Эта организация специализируется как на проводных, так и безпроводных сетях.</text:span></text:p>
        </text:list-item>
        <text:list-item>
          <text:p text:style-name="P15">Телекоммуникационная Индустриальная Ассоциация ( Telecommunications Industry Association, TIA<text:span text:style-name="T5">). TIA отвечает за распространение речевых кодеков для специальных приложений. Эта организация является частью Северо-американского института стандартизации (ANSI). TIA успещно разработала пакет стандартов для цифровой сотовой телефонии Северной Америки, включая системы доступа с временным разделением (TDMA) и кодовым (CDMA).</text:span></text:p>
        </text:list-item>
        <text:list-item>
          <text:p text:style-name="P15">Европейский Телекоммуникацонный Институт Стандартизации (European <text:soft-page-break/>Telecommunications Standards Institute, ETSI<text:span text:style-name="T5">). ETSI включает в себя представителей из европейских стран и компаний в основном специализирующихся на производитстве оборудования. Самая влиятельная группа в области кодирования <text:s/>речи - Groupe Speciale Mobile (GSM).</text:span></text:p>
        </text:list-item>
        <text:list-item>
          <text:p text:style-name="P15">Американский Департамент Обороны (United States Department of Defense<text:span text:style-name="T5">, </text:span>DoD<text:span text:style-name="T5">). DoD связан с созданием стандарта кодирования речи известного как Американский Федеральный стандарт, преимущественно для военных приложений.</text:span></text:p>
        </text:list-item>
        <text:list-item>
          <text:p text:style-name="P15"><text:span text:style-name="T8">Центр </text:span><text:span text:style-name="T9">Р</text:span><text:span text:style-name="T8">азработки и </text:span><text:span text:style-name="T9">И</text:span><text:span text:style-name="T8">сследования Радиоситем Японии (Research and Development Center for Radio Systems of Japan, RCR</text:span><text:span text:style-name="T7">). Японский цифровой сотовый стандарт был создан </text:span><text:span text:style-name="T8">RCR.</text:span><text:span text:style-name="T7"> </text:span><text:span text:style-name="T8">[4]</text:span></text:p>
        </text:list-item>
      </text:list>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AdvP41153C" svg:font-family="AdvP41153C" style:font-family-generic="roman"/>
    <style:font-face style:name="Ubuntu" svg:font-family="Ubuntu"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794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8H15M15S</meta:editing-duration>
    <meta:editing-cycles>90</meta:editing-cycles>
    <meta:generator>OpenOffice.org/3.3$Win32 OpenOffice.org_project/330m20$Build-9567</meta:generator>
    <dc:date>2012-01-07T22:48:24.56</dc:date>
    <meta:document-statistic meta:table-count="1" meta:image-count="0" meta:object-count="0" meta:page-count="4" meta:paragraph-count="46" meta:word-count="967" meta:character-count="7373"/>
    <meta:user-defined meta:name="Info 1"/>
    <meta:user-defined meta:name="Info 2"/>
    <meta:user-defined meta:name="Info 3"/>
    <meta:user-defined meta:name="Info 4"/>
  </office:meta>
</office:document-meta>
</file>